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Nº Vendedor</text:p>
          </table:table-cell>
          <table:table-cell office:value-type="string">
            <text:p>Vendedo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UDE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SILAS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VALDIR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RISBERTO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TETE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CRISPIM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FULANO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DAMIÃO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EILSON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BIL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NETO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THIAGO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BAMBA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ANTO PIPIU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JAILTON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WAGNER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CHAGAS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ROGERIO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DUO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ALZENIR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CARLOS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MANOEL NETO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VERTIN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HENRIQUE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GILMAR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ELIANO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SUZANA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ALMEIDA JR.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MIKAELY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ALISSON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MARCOS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VLANIR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EDNEIDE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CACAU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ALDENORA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MARIO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VILANIR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DAMIA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